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fo:font-size="8pt" officeooo:rsid="0059c9f9" officeooo:paragraph-rsid="0059c9f9" style:font-size-asian="8pt" style:font-size-complex="8pt"/>
    </style:style>
    <style:style style:name="P2" style:family="paragraph" style:parent-style-name="Standard">
      <style:text-properties style:font-name="WenQuanYi Micro Hei" fo:font-size="12pt" style:font-name-asian="WenQuanYi Micro Hei" style:font-size-asian="12pt" style:font-size-complex="12pt"/>
    </style:style>
    <style:style style:name="P3" style:family="paragraph" style:parent-style-name="Standard">
      <style:text-properties style:font-name="WenQuanYi Micro Hei" fo:font-size="12pt" officeooo:paragraph-rsid="018c7872" style:font-name-asian="WenQuanYi Micro Hei" style:font-size-asian="12pt" style:font-size-complex="12pt"/>
    </style:style>
    <style:style style:name="P4" style:family="paragraph" style:parent-style-name="Standard">
      <style:text-properties style:font-name="WenQuanYi Micro Hei" fo:font-size="12pt" officeooo:paragraph-rsid="0194775a" style:font-name-asian="WenQuanYi Micro Hei" style:font-size-asian="12pt" style:font-size-complex="12pt"/>
    </style:style>
    <style:style style:name="P5" style:family="paragraph" style:parent-style-name="Standard">
      <style:text-properties style:font-name="WenQuanYi Micro Hei" fo:font-size="12pt" officeooo:paragraph-rsid="019b37f9" style:font-name-asian="WenQuanYi Micro Hei" style:font-size-asian="12pt" style:font-size-complex="12pt"/>
    </style:style>
    <style:style style:name="P6" style:family="paragraph" style:parent-style-name="Standard">
      <style:text-properties style:font-name="WenQuanYi Micro Hei" fo:font-size="12pt" officeooo:paragraph-rsid="019dd0f9" style:font-name-asian="WenQuanYi Micro Hei" style:font-size-asian="12pt" style:font-size-complex="12pt"/>
    </style:style>
    <style:style style:name="P7" style:family="paragraph" style:parent-style-name="Standard">
      <style:text-properties style:font-name="WenQuanYi Micro Hei" fo:font-size="12pt" officeooo:paragraph-rsid="019de54e" style:font-name-asian="WenQuanYi Micro Hei" style:font-size-asian="12pt" style:font-size-complex="12pt"/>
    </style:style>
    <style:style style:name="P8" style:family="paragraph" style:parent-style-name="Standard">
      <style:text-properties style:font-name="WenQuanYi Micro Hei" fo:font-size="12pt" officeooo:paragraph-rsid="019dfd69" style:font-name-asian="WenQuanYi Micro Hei" style:font-size-asian="12pt" style:font-size-complex="12pt"/>
    </style:style>
    <style:style style:name="P9" style:family="paragraph" style:parent-style-name="Standard">
      <style:text-properties style:font-name="WenQuanYi Micro Hei" fo:font-size="12pt" officeooo:paragraph-rsid="01a4d663" style:font-name-asian="WenQuanYi Micro Hei" style:font-size-asian="12pt" style:font-size-complex="12pt"/>
    </style:style>
    <style:style style:name="P10" style:family="paragraph" style:parent-style-name="Standard">
      <style:text-properties style:font-name="WenQuanYi Micro Hei" fo:font-size="12pt" officeooo:paragraph-rsid="01a967ef" style:font-name-asian="WenQuanYi Micro Hei" style:font-size-asian="12pt" style:font-size-complex="12pt"/>
    </style:style>
    <style:style style:name="P11" style:family="paragraph" style:parent-style-name="Standard">
      <style:text-properties style:font-name="WenQuanYi Micro Hei" fo:font-size="12pt" officeooo:paragraph-rsid="01ac8534" style:font-name-asian="WenQuanYi Micro Hei" style:font-size-asian="12pt" style:font-size-complex="12pt"/>
    </style:style>
    <style:style style:name="P12" style:family="paragraph" style:parent-style-name="Standard">
      <style:text-properties style:font-name="WenQuanYi Micro Hei" fo:font-size="12pt" fo:font-weight="bold" style:font-name-asian="WenQuanYi Micro Hei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WenQuanYi Micro Hei" fo:font-size="12pt" fo:font-weight="bold" officeooo:rsid="019850e7" officeooo:paragraph-rsid="019850e7" style:font-name-asian="WenQuanYi Micro Hei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WenQuanYi Micro Hei" fo:font-size="12pt" fo:font-weight="normal" style:font-name-asian="WenQuanYi Micro Hei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style:font-size-asian="10pt" style:font-size-complex="10pt"/>
    </style:style>
    <style:style style:name="P16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officeooo:paragraph-rsid="01890d2d" style:font-size-asian="10pt" style:font-size-complex="10pt"/>
    </style:style>
    <style:style style:name="P17" style:family="paragraph" style:parent-style-name="Preformatted_20_Text">
      <style:text-properties style:font-name="WenQuanYi Micro Hei" fo:font-size="12pt" officeooo:rsid="019bdc93" officeooo:paragraph-rsid="019b37f9" style:font-name-asian="WenQuanYi Micro Hei" style:font-size-asian="12pt" style:font-size-complex="12pt"/>
    </style:style>
    <style:style style:name="P18" style:family="paragraph" style:parent-style-name="Standard">
      <style:text-properties style:font-name="WenQuanYi Micro Hei" fo:font-size="12pt" officeooo:rsid="019d7286" officeooo:paragraph-rsid="019d7286" style:font-name-asian="WenQuanYi Micro Hei" style:font-size-asian="12pt" style:font-size-complex="12pt"/>
    </style:style>
    <style:style style:name="P19" style:family="paragraph" style:parent-style-name="Standard">
      <style:text-properties style:font-name="WenQuanYi Micro Hei" fo:font-size="12pt" officeooo:rsid="019dd0f9" officeooo:paragraph-rsid="019dd0f9" style:font-name-asian="WenQuanYi Micro Hei" style:font-size-asian="12pt" style:font-size-complex="12pt"/>
    </style:style>
    <style:style style:name="P20" style:family="paragraph" style:parent-style-name="Standard">
      <style:text-properties style:font-name="WenQuanYi Micro Hei" fo:font-size="12pt" officeooo:rsid="019de54e" officeooo:paragraph-rsid="019de54e" style:font-name-asian="WenQuanYi Micro Hei" style:font-size-asian="12pt" style:font-size-complex="12pt"/>
    </style:style>
    <style:style style:name="P21" style:family="paragraph" style:parent-style-name="Standard">
      <style:text-properties style:font-name="WenQuanYi Micro Hei" fo:font-size="12pt" officeooo:rsid="01c00481" officeooo:paragraph-rsid="01c00481" style:font-name-asian="WenQuanYi Micro Hei" style:font-size-asian="12pt" style:font-size-complex="12pt"/>
    </style:style>
    <style:style style:name="P22" style:family="paragraph" style:parent-style-name="Standard">
      <style:text-properties style:font-name="WenQuanYi Micro Hei" fo:font-size="12pt" officeooo:paragraph-rsid="01a5c9f7" style:font-name-asian="WenQuanYi Micro Hei" style:font-size-asian="12pt" style:font-size-complex="12pt"/>
    </style:style>
    <style:style style:name="P23" style:family="paragraph" style:parent-style-name="Standard">
      <style:text-properties style:font-name="WenQuanYi Micro Hei" fo:font-size="12pt" officeooo:paragraph-rsid="01c0a799" style:font-name-asian="WenQuanYi Micro Hei" style:font-size-asian="12pt" style:font-size-complex="12pt"/>
    </style:style>
    <style:style style:name="T1" style:family="text">
      <style:text-properties officeooo:rsid="01724819"/>
    </style:style>
    <style:style style:name="T2" style:family="text">
      <style:text-properties officeooo:rsid="0173f4b0"/>
    </style:style>
    <style:style style:name="T3" style:family="text">
      <style:text-properties officeooo:rsid="01758fa4"/>
    </style:style>
    <style:style style:name="T4" style:family="text">
      <style:text-properties officeooo:rsid="0176ad1a"/>
    </style:style>
    <style:style style:name="T5" style:family="text">
      <style:text-properties officeooo:rsid="017cb7e1"/>
    </style:style>
    <style:style style:name="T6" style:family="text">
      <style:text-properties officeooo:rsid="017cbd33"/>
    </style:style>
    <style:style style:name="T7" style:family="text">
      <style:text-properties officeooo:rsid="017d3881"/>
    </style:style>
    <style:style style:name="T8" style:family="text">
      <style:text-properties officeooo:rsid="017e3ca7"/>
    </style:style>
    <style:style style:name="T9" style:family="text">
      <style:text-properties officeooo:rsid="01835d18"/>
    </style:style>
    <style:style style:name="T10" style:family="text">
      <style:text-properties officeooo:rsid="018540b2"/>
    </style:style>
    <style:style style:name="T11" style:family="text">
      <style:text-properties officeooo:rsid="0186740d"/>
    </style:style>
    <style:style style:name="T12" style:family="text">
      <style:text-properties officeooo:rsid="0187464c"/>
    </style:style>
    <style:style style:name="T13" style:family="text">
      <style:text-properties officeooo:rsid="0187a614"/>
    </style:style>
    <style:style style:name="T14" style:family="text">
      <style:text-properties officeooo:rsid="018b4bed"/>
    </style:style>
    <style:style style:name="T15" style:family="text">
      <style:text-properties officeooo:rsid="018e647d"/>
    </style:style>
    <style:style style:name="T16" style:family="text">
      <style:text-properties officeooo:rsid="01900f94"/>
    </style:style>
    <style:style style:name="T17" style:family="text">
      <style:text-properties officeooo:rsid="01906bc6"/>
    </style:style>
    <style:style style:name="T18" style:family="text">
      <style:text-properties officeooo:rsid="01929b79"/>
    </style:style>
    <style:style style:name="T19" style:family="text">
      <style:text-properties officeooo:rsid="0193bdeb"/>
    </style:style>
    <style:style style:name="T20" style:family="text">
      <style:text-properties officeooo:rsid="019633f2"/>
    </style:style>
    <style:style style:name="T21" style:family="text">
      <style:text-properties officeooo:rsid="019b37f9"/>
    </style:style>
    <style:style style:name="T22" style:family="text">
      <style:text-properties officeooo:rsid="019bdc93"/>
    </style:style>
    <style:style style:name="T23" style:family="text">
      <style:text-properties officeooo:rsid="019dd0f9"/>
    </style:style>
    <style:style style:name="T24" style:family="text">
      <style:text-properties officeooo:rsid="019de54e"/>
    </style:style>
    <style:style style:name="T25" style:family="text">
      <style:text-properties officeooo:rsid="019e4e86"/>
    </style:style>
    <style:style style:name="T26" style:family="text">
      <style:text-properties officeooo:rsid="01a0b4f8"/>
    </style:style>
    <style:style style:name="T27" style:family="text">
      <style:text-properties officeooo:rsid="01a21300"/>
    </style:style>
    <style:style style:name="T28" style:family="text">
      <style:text-properties officeooo:rsid="01a3f38a"/>
    </style:style>
    <style:style style:name="T29" style:family="text">
      <style:text-properties officeooo:rsid="01a4d663"/>
    </style:style>
    <style:style style:name="T30" style:family="text">
      <style:text-properties officeooo:rsid="01a5c9f7"/>
    </style:style>
    <style:style style:name="T31" style:family="text">
      <style:text-properties officeooo:rsid="01a69365"/>
    </style:style>
    <style:style style:name="T32" style:family="text">
      <style:text-properties officeooo:rsid="01a967ef"/>
    </style:style>
    <style:style style:name="T33" style:family="text">
      <style:text-properties fo:font-weight="bold" officeooo:rsid="019850e7" style:font-weight-asian="bold" style:font-weight-complex="bold"/>
    </style:style>
    <style:style style:name="T34" style:family="text">
      <style:text-properties fo:font-weight="bold" officeooo:rsid="01aa33e7" style:font-weight-asian="bold" style:font-weight-complex="bold"/>
    </style:style>
    <style:style style:name="T35" style:family="text">
      <style:text-properties fo:font-weight="bold" officeooo:rsid="01aaf590" style:font-weight-asian="bold" style:font-weight-complex="bold"/>
    </style:style>
    <style:style style:name="T36" style:family="text">
      <style:text-properties officeooo:rsid="01ac0138"/>
    </style:style>
    <style:style style:name="T37" style:family="text">
      <style:text-properties officeooo:rsid="003363ff"/>
    </style:style>
    <style:style style:name="T38" style:family="text">
      <style:text-properties officeooo:rsid="00360404"/>
    </style:style>
    <style:style style:name="T39" style:family="text">
      <style:text-properties officeooo:rsid="00342126"/>
    </style:style>
    <style:style style:name="T40" style:family="text">
      <style:text-properties officeooo:rsid="0037090a"/>
    </style:style>
    <style:style style:name="T41" style:family="text">
      <style:text-properties officeooo:rsid="01ae62ad"/>
    </style:style>
    <style:style style:name="T42" style:family="text">
      <style:text-properties officeooo:rsid="01af2847"/>
    </style:style>
    <style:style style:name="T43" style:family="text">
      <style:text-properties officeooo:rsid="01afa34e"/>
    </style:style>
    <style:style style:name="T44" style:family="text">
      <style:text-properties officeooo:rsid="01b7d551"/>
    </style:style>
    <style:style style:name="T45" style:family="text">
      <style:text-properties officeooo:rsid="01ba18e2"/>
    </style:style>
    <style:style style:name="T46" style:family="text">
      <style:text-properties officeooo:rsid="01bbf0e1"/>
    </style:style>
    <style:style style:name="T47" style:family="text">
      <style:text-properties officeooo:rsid="01c0a7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1、QML文件</text:p>
      <text:p text:style-name="P14">下面的例子是一个简单的QML文件<text:span text:style-name="T13">：</text:span></text:p>
      <text:p text:style-name="P16">// main.qml</text:p>
      <text:p text:style-name="P16"/>
      <text:p text:style-name="P15">import QtQuick 2.3</text:p>
      <text:p text:style-name="P15"/>
      <text:p text:style-name="P15">Rectangle {</text:p>
      <text:p text:style-name="P15"><text:s text:c="4"/>width: 500</text:p>
      <text:p text:style-name="P15"><text:s text:c="4"/>height: 100</text:p>
      <text:p text:style-name="P15"><text:s text:c="4"/>color: "lightblue"</text:p>
      <text:p text:style-name="P15"/>
      <text:p text:style-name="P15"><text:s text:c="4"/>Rectangle {</text:p>
      <text:p text:style-name="P15"><text:s text:c="8"/>width: 50; height: 50</text:p>
      <text:p text:style-name="P15"><text:s text:c="8"/>anchors.centerIn: parent</text:p>
      <text:p text:style-name="P15"><text:s text:c="8"/>color: "red"</text:p>
      <text:p text:style-name="P15"><text:s text:c="4"/>}</text:p>
      <text:p text:style-name="P15">}</text:p>
      <text:p text:style-name="P4">QML文件的后缀是qml，如<text:span text:style-name="T1">main</text:span>.qml<text:span text:style-name="T2">、MyQml.qml、</text:span><text:span text:style-name="T4">2main.qml、_main.qml</text:span><text:span text:style-name="T2">，文件</text:span><text:span text:style-name="T3">名的首字母大小写是有区别的</text:span><text:span text:style-name="T9">，</text:span><text:span text:style-name="T3">大写时该文件名</text:span><text:span text:style-name="T5">（如此处的MyQml）</text:span><text:span text:style-name="T3">可以当作一个QML元素来用</text:span><text:span text:style-name="T6">，就好像是自定义了一个新的QML类型</text:span><text:span text:style-name="T7">，用法</text:span><text:span text:style-name="T6">同QML自己的元素</text:span><text:span text:style-name="T8">（如Rectangle）</text:span><text:span text:style-name="T6">一样</text:span><text:span text:style-name="T8">，首字母可以是数字或下划线</text:span><text:span text:style-name="T10">，看起来虽说有点别扭</text:span><text:span text:style-name="T11">，但也是正确的</text:span><text:span text:style-name="T12">。</text:span>QML文件有两部分组成<text:span text:style-name="T15">，</text:span>一个是<text:span text:style-name="T16">import</text:span>导入部分<text:span text:style-name="T17">（类似于C/C++的include头文件）</text:span>，如<text:span text:style-name="T14">“</text:span>import QtQuick 2.3<text:span text:style-name="T14">”</text:span>，导入了QtQuick模块，版本号是<text:span text:style-name="T20">2.3，</text:span>另一个是对象声明部分，如Rectangle{...}，Rectangle是QtQuick模块提供的对象类型<text:span text:style-name="T18">，</text:span>紧随其后的花括号中的是Rectangle的width、height、color属性和Rectangle子对象<text:span text:style-name="T19">。</text:span></text:p>
      <text:p text:style-name="P13">2、QML <text:span text:style-name="T32">import</text:span>导入部分</text:p>
      <text:p text:style-name="P5"><text:span text:style-name="T21">QML的import导入部分形式是多种多样的，基本语法如下</text:span><text:span text:style-name="T22">：</text:span></text:p>
      <text:p text:style-name="P17">import &lt;ModuleIdentifier&gt; &lt;Version.Number&gt; [as &lt;Qualifier&gt;]</text:p>
      <text:p text:style-name="P3"><text:bookmark-start text:name="__DdeLink__2254_12716572481"/>import<text:bookmark-end text:name="__DdeLink__2254_12716572481"/> "&lt;DirectoryPath&gt;" [as &lt;Qualifier&gt;]</text:p>
      <text:p text:style-name="P3">import "&lt;JavaScriptFile&gt;" as &lt;Identifier&gt;</text:p>
      <text:p text:style-name="P18">例如：</text:p>
      <text:p text:style-name="P19">import QtQuick 2.3</text:p>
      <text:p text:style-name="P19">import QtQuick 2.3 as Quick</text:p>
      <text:p text:style-name="P6"><text:span text:style-name="T24">import “../MyComponents”</text:span><text:span text:style-name="T23"> </text:span></text:p>
      <text:p text:style-name="P7"><text:span text:style-name="T24">import “../MyComponents”</text:span><text:span text:style-name="T23"> </text:span><text:span text:style-name="T24">as Compo</text:span></text:p>
      <text:p text:style-name="P20">import “somefile.js” as Script</text:p>
      <text:p text:style-name="P8"><text:span text:style-name="T24">Qualifier / Identifier</text:span><text:span text:style-name="T25">实际上是把导入的东西放进了一个名字空间，使用时必须以这个名字空间开头来引用其内容</text:span><text:span text:style-name="T27">（</text:span><text:span text:style-name="T26">如Quick</text:span><text:span text:style-name="T27">.Rectangle），另外</text:span><text:span text:style-name="T28">，还可以从网络导入，例如：</text:span></text:p>
      <text:p text:style-name="P9"><text:span text:style-name="T29">import “</text:span><text:a xlink:type="simple" xlink:href="http://www.my-server.com/myproject/myapp/mycomponents"><text:span text:style-name="T29">http://www.my-server.com/myproject/myapp/mycomponents</text:span></text:a><text:span text:style-name="T29">”</text:span></text:p>
      <text:p text:style-name="P22"><text:span text:style-name="T30">import “</text:span><text:a xlink:type="simple" xlink:href="http://evil.com/evil.js"><text:span text:style-name="T30">http://</text:span></text:a><text:a xlink:type="simple" xlink:href="http://evil.com/evil.js"><text:span text:style-name="T31">evil.com/evil.js</text:span></text:a><text:span text:style-name="T31">” as Evil</text:span></text:p>
      <text:p text:style-name="P23"><text:span text:style-name="T47">导入网络目录时，该目录下还须包含一个qmldir文件。</text:span></text:p>
      <text:p text:style-name="P10"><text:soft-page-break/><text:span text:style-name="T34">3</text:span><text:span text:style-name="T33">、QML对象声明</text:span><text:span text:style-name="T35">（主体）</text:span><text:span text:style-name="T33">部分</text:span></text:p>
      <text:p text:style-name="P11">QML根对象有且仅有一个<text:span text:style-name="T36">，在根对象下</text:span><text:span text:style-name="T41">，可以有属性</text:span><text:span text:style-name="T42">、信号、函数、子</text:span><text:span text:style-name="T37">对象</text:span><text:span text:style-name="T43">，对象可以嵌套</text:span><text:span text:style-name="T44">。</text:span><text:span text:style-name="T37">属性的形式是</text:span><text:span text:style-name="T38">“</text:span><text:span text:style-name="T39">property: value</text:span><text:span text:style-name="T38">”，属性可以分行书写</text:span><text:span text:style-name="T40">，此时语句末尾加或不加分号均可，也可以把属性写在一行内，此时多个属性间以分号隔开</text:span><text:span text:style-name="T45">，如上面的例子所示。</text:span></text:p>
      <text:p text:style-name="P12"><text:span text:style-name="T46">4</text:span>、QML注释</text:p>
      <text:p text:style-name="P2">QML注释的语法类似JavaScript、C++：单行注释以“//”开始，行尾结束；多行注释以“/*”开始，“*/”结束。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8pt" officeooo:rsid="0059c9f9" officeooo:paragraph-rsid="0059c9f9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4-08-25T15:16:08</meta:creation-date>
    <meta:generator>LibreOffice/4.0.2.2$Linux_X86_64 LibreOffice_project/400m0$Build-2</meta:generator>
    <dc:date>2014-12-04T12:15:58</dc:date>
    <dc:creator>hanjunjie </dc:creator>
    <meta:editing-duration>PT18H33M11S</meta:editing-duration>
    <meta:editing-cycles>423</meta:editing-cycles>
    <meta:document-statistic meta:table-count="0" meta:image-count="0" meta:object-count="0" meta:page-count="2" meta:paragraph-count="34" meta:word-count="588" meta:character-count="1346" meta:non-whitespace-character-count="1255"/>
  </office:meta>
</office:document-meta>
</file>